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8.1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 table:visibility="filter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6001</text:p>
          </table:table-cell>
          <table:table-cell office:value-type="string" calcext:value-type="string">
            <text:p>Towards a Collaborative Open Environment of Project-Centred Learning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Modelling learning technology systems as business syste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ouldnt download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ersonalized courses recommendation functionality for flex-el</text:p>
          </table:table-cell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K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2:17:02.77263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20T12:17:08.699758670</dc:date>
    <meta:editing-duration>P1DT21H50M40S</meta:editing-duration>
    <meta:editing-cycles>478</meta:editing-cycles>
    <meta:generator>LibreOffice/4.2.8.2$Linux_X86_64 LibreOffice_project/420m0$Build-2</meta:generator>
    <meta:print-date>2015-05-04T15:11:13.162313894</meta:print-date>
    <meta:document-statistic meta:table-count="2" meta:cell-count="53" meta:object-count="0"/>
  </office:meta>
</office:document-meta>
</file>